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paragraph-properties fo:line-height="100%"/>
    </style:style>
    <style:style style:name="P2" style:family="paragraph" style:parent-style-name="Standard">
      <style:paragraph-properties fo:line-height="100%" fo:text-align="start" style:justify-single-word="false"/>
      <style:text-properties officeooo:rsid="0074aac4" officeooo:paragraph-rsid="0074aac4"/>
    </style:style>
    <style:style style:name="P3" style:family="paragraph" style:parent-style-name="Text_20_body">
      <style:paragraph-properties fo:line-height="100%"/>
      <style:text-properties officeooo:rsid="0074aac4" officeooo:paragraph-rsid="0074aac4"/>
    </style:style>
    <style:style style:name="P4" style:family="paragraph" style:parent-style-name="Text_20_body">
      <style:text-properties officeooo:paragraph-rsid="0077519e"/>
    </style:style>
    <style:style style:name="P5" style:family="paragraph" style:parent-style-name="Heading_20_1">
      <style:paragraph-properties fo:line-height="100%"/>
      <style:text-properties officeooo:rsid="0074aac4" officeooo:paragraph-rsid="0074aac4"/>
    </style:style>
    <style:style style:name="P6" style:family="paragraph" style:parent-style-name="Heading_20_3">
      <style:paragraph-properties fo:line-height="100%"/>
      <style:text-properties officeooo:rsid="0074aac4" officeooo:paragraph-rsid="0074aac4"/>
    </style:style>
    <style:style style:name="P7" style:family="paragraph" style:parent-style-name="Heading_20_3">
      <style:text-properties officeooo:rsid="0077519e" officeooo:paragraph-rsid="0077519e"/>
    </style:style>
    <style:style style:name="T1" style:family="text">
      <style:text-properties officeooo:rsid="0074aac4"/>
    </style:style>
    <style:style style:name="T2" style:family="text">
      <style:text-properties officeooo:rsid="0075c42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rn OS - <text:span text:style-name="T1">Refined</text:span> Summary</text:p>
      <text:p text:style-name="P2">In general, the OS performs two functions:</text:p>
      <text:p text:style-name="P2">1. It performs as an extended machine, which means that it provides a clean and easy to use set of abstractions to interact with resources rather than the messy hardware ones.</text:p>
      <text:p text:style-name="P2">2. It manages these resources.</text:p>
      <text:p text:style-name="P2"/>
      <text:h text:style-name="P5" text:outline-level="1">1. Introduction</text:h>
      <text:p text:style-name="P3">A computer may conceptually be abstracted to a CPU, Memory and IO that all interact over a number of buses.</text:p>
      <text:h text:style-name="P6" text:outline-level="3">1.3.1 Processors</text:h>
      <text:p text:style-name="P3">The Central Processing Unit (CPU) is the “brain” of the computer, and each one has a specific set of instructions that it can execute. A CPUs basic cycle is to fetch the next instruction, decode it, then execute. Accessing memory takes long than executing an instruction, so CPUs contain registers to hold key variables, temporary results, the program counter <text:span text:style-name="T2">(memory address of the next instruction)</text:span>, stack pointer <text:span text:style-name="T2">(points to top of current stack in memory)</text:span> and PSW<text:span text:style-name="T2">(Program Status Word contains condition bits, CPU priority, mode, and control bits</text:span>. <text:span text:style-name="T2">A pipeline is a design which is intended for executing more than one instruction at the same time, with separate fetch, decode and execute units. Multiple number of these units is present in a super-scalar design. In kernel mode, the CPU can execute every instruction, whilst it cannot do so in user mode. Setting the PSW mode bit to enter kernel mode is forbidden, instead a user program must make a system call that traps into the kernel (trap instruction switches from user to kernel mode). When work completed, control is returned to user program at instruction following the system call.</text:span></text:p>
      <text:h text:style-name="P7" text:outline-level="3">1.3.2 Memory</text:h>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25.765717919</meta:creation-date>
    <meta:generator>LibreOffice/5.3.1.2$Linux_x86 LibreOffice_project/30m0$Build-2</meta:generator>
    <dc:date>2017-12-21T14:21:27.169992280</dc:date>
    <meta:editing-duration>PT7H47M36S</meta:editing-duration>
    <meta:editing-cycles>42</meta:editing-cycles>
    <meta:document-statistic meta:table-count="0" meta:image-count="0" meta:object-count="0" meta:page-count="1" meta:paragraph-count="9" meta:word-count="263" meta:character-count="1566" meta:non-whitespace-character-count="1312"/>
  </office:meta>
</office:document-meta>
</file>